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4pt"/>
    </style:style>
    <style:style style:name="P2" style:family="paragraph" style:parent-style-name="Standard"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4pt" fo:font-weight="bold"/>
    </style:style>
    <style:style style:name="P4" style:family="paragraph" style:parent-style-name="Standard">
      <style:text-properties style:font-name="Times" fo:font-size="12pt" officeooo:rsid="00024e7a" officeooo:paragraph-rsid="00024e7a"/>
    </style:style>
    <style:style style:name="P5" style:family="paragraph" style:parent-style-name="Standard">
      <style:text-properties style:font-name="Times" fo:font-size="12pt" officeooo:rsid="0002dc5f" officeooo:paragraph-rsid="0002dc5f"/>
    </style:style>
    <style:style style:name="P6" style:family="paragraph" style:parent-style-name="Standard">
      <style:text-properties style:font-name="Times" fo:font-size="12pt" officeooo:rsid="0006e125" officeooo:paragraph-rsid="0006e125"/>
    </style:style>
    <style:style style:name="T1" style:family="text">
      <style:text-properties officeooo:rsid="0001824a"/>
    </style:style>
    <style:style style:name="T2" style:family="text">
      <style:text-properties officeooo:rsid="0002dc5f"/>
    </style:style>
    <style:style style:name="T3" style:family="text">
      <style:text-properties officeooo:rsid="00036617"/>
    </style:style>
    <style:style style:name="T4" style:family="text">
      <style:text-properties officeooo:rsid="0004a802"/>
    </style:style>
    <style:style style:name="T5" style:family="text">
      <style:text-properties officeooo:rsid="000747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V 5.2 – Linux embarqué</text:p>
      <text:p text:style-name="P1"/>
      <text:p text:style-name="P3">TP <text:span text:style-name="T1">2</text:span> – Programmation système</text:p>
      <text:p text:style-name="P2"/>
      <text:p text:style-name="P4">Ex 1:</text:p>
      <text:p text:style-name="P4"/>
      <text:p text:style-name="P4">1: <text:span text:style-name="T2">shm </text:span>C'est l'identifiant <text:span text:style-name="T2">posix</text:span> pour la shared memory <text:span text:style-name="T2">lock same pour le semaphore</text:span></text:p>
      <text:p text:style-name="P5">2: /<text:span text:style-name="T4">dev/shm/myshm</text:span></text:p>
      <text:p text:style-name="P5"/>
      <text:p text:style-name="P5"/>
      <text:p text:style-name="P6">13: plus rien why <text:span text:style-name="T5">le semaphore est marque comme occupe des le debut donc aucun des processus n'y a ac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strid BERANGER-FENOUILLET</meta:initial-creator>
    <dc:date>2015-12-07T20:23:20.202088645</dc:date>
    <meta:editing-duration>PT1H17M44S</meta:editing-duration>
    <meta:editing-cycles>8</meta:editing-cycles>
    <meta:document-statistic meta:table-count="0" meta:image-count="0" meta:object-count="0" meta:page-count="1" meta:paragraph-count="6" meta:word-count="46" meta:character-count="259" meta:non-whitespace-character-count="217"/>
  </office:meta>
</office:document-meta>
</file>